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明朝" svg:font-family="游明朝" style:font-family-generic="roman" style:font-pitch="variable" svg:panose-1="2 2 4 0 0 0 0 0 0 0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T4" style:parent-style-name="段落フォント" style:family="text">
      <style:text-properties style:font-name-asian="游明朝" fo:color="#FF0000" fo:font-size="24pt" style:font-size-asian="24pt" style:font-size-complex="24pt" style:language-asian="ja" style:country-asian="JP"/>
    </style:style>
    <style:style style:name="P5" style:parent-style-name="Standard" style:family="paragraph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color="#FF0000" fo:font-size="16pt" style:font-size-asian="16pt" style:font-size-complex="16pt"/>
    </style:style>
    <style:style style:name="P9" style:parent-style-name="Standard" style:family="paragraph">
      <style:text-properties fo:color="#000000" fo:font-size="16pt" style:font-size-asian="16pt" style:font-size-complex="16pt"/>
    </style:style>
    <style:style style:name="T10" style:parent-style-name="段落フォント" style:family="text">
      <style:text-properties style:font-name="游明朝" style:font-name-asian="游明朝" fo:color="#000000" fo:font-size="16pt" style:font-size-asian="16pt" style:font-size-complex="16pt" style:language-asian="ja" style:country-asian="JP"/>
    </style:style>
    <style:style style:name="T11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12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13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14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15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16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P17" style:parent-style-name="Standard" style:family="paragraph">
      <style:text-properties fo:font-size="24pt" style:font-size-asian="24pt" style:font-size-complex="24pt"/>
    </style:style>
    <style:style style:name="P18" style:parent-style-name="Standard" style:family="paragraph">
      <style:text-properties fo:font-size="16pt" style:font-size-asian="16pt" style:font-size-complex="16pt" style:language-asian="ja" style:country-asian="JP"/>
    </style:style>
    <style:style style:name="T19" style:parent-style-name="段落フォント" style:family="text">
      <style:text-properties style:font-name="游明朝" style:font-name-asian="游明朝" fo:color="#000000" fo:font-size="16pt" style:font-size-asian="16pt" style:font-size-complex="16pt" style:language-asian="ja" style:country-asian="JP"/>
    </style:style>
    <style:style style:name="T20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21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  <style:style style:name="T22" style:parent-style-name="段落フォント" style:family="text">
      <style:text-properties style:font-name-asian="游明朝" fo:color="#000000" fo:font-size="16pt" style:font-size-asian="16pt" style:font-size-complex="16pt" style:language-asian="ja" style:country-asian="JP"/>
    </style:style>
  </office:automatic-styles>
  <office:body>
    <office:text text:use-soft-page-breaks="true">
      <text:p text:style-name="P1"><text:span text:style-name="T2">Progress Report : Week<text:s/></text:span><text:span text:style-name="T3">#</text:span><text:span text:style-name="T4">3</text:span></text:p>
      <text:p text:style-name="P5">Team: Team_Aizu</text:p>
      <text:p text:style-name="P6"/>
      <text:p text:style-name="P7"/>
      <text:p text:style-name="P8"/>
      <text:p text:style-name="P9">s1250199:</text:p>
      <text:p text:style-name="Standard"><text:span text:style-name="T10">小課題２に際して、計算をするための</text:span><text:span text:style-name="T11">c</text:span><text:span text:style-name="T12">alculater</text:span><text:span text:style-name="T13">クラス、交差点を管理するための</text:span><text:span text:style-name="T14">c</text:span><text:span text:style-name="T15">rossPoint</text:span><text:span text:style-name="T16">クラスを作成した。</text:span></text:p>
      <text:p text:style-name="P17"/>
      <text:p text:style-name="P18">S1250197:</text:p>
      <text:p text:style-name="Standard"><text:span text:style-name="T19">小課題２に際して、メインクラスである</text:span><text:span text:style-name="T20">t</text:span><text:span text:style-name="T21">est</text:span><text:span text:style-name="T22">クラスを変更した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明朝" svg:font-family="游明朝" style:font-family-generic="roman" style:font-pitch="variable" svg:panose-1="2 2 4 0 0 0 0 0 0 0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nauShibayama</meta:initial-creator>
    <dc:creator>Shibayama Kanau</dc:creator>
    <meta:creation-date>2019-04-24T04:31:00Z</meta:creation-date>
    <dc:date>2019-04-24T04:31:00Z</dc:date>
    <meta:template xlink:href="Normal" xlink:type="simple"/>
    <meta:editing-cycles>2</meta:editing-cycles>
    <meta:editing-duration>PT60S</meta:editing-duration>
    <meta:document-statistic meta:page-count="1" meta:paragraph-count="1" meta:word-count="23" meta:character-count="159" meta:row-count="1" meta:non-whitespace-character-count="137"/>
  </office:meta>
</office:document-meta>
</file>